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5c1f"/>
    </style:style>
    <style:style style:name="P2" style:family="paragraph" style:parent-style-name="Standard">
      <style:text-properties officeooo:rsid="001b5c1f" officeooo:paragraph-rsid="001b5c1f"/>
    </style:style>
    <style:style style:name="P3" style:family="paragraph" style:parent-style-name="Standard">
      <style:text-properties officeooo:rsid="001b9eb4" officeooo:paragraph-rsid="001b9eb4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e um branch com o seu nome e nele commite um arquivo com as respostas. </text:p>
      <text:p text:style-name="P1">1. O que é o git? Qual a sua finalidade?</text:p>
      <text:p text:style-name="P1"/>
      <text:p text:style-name="P2">Ferramenta de controle de versão </text:p>
      <text:p text:style-name="P1">2. Qual a vantagem do git em relação ao SVN? Explique</text:p>
      <text:p text:style-name="P2">controle é descentralizado</text:p>
      <text:p text:style-name="P1">3. O que é Maven? Para que ele serve?</text:p>
      <text:p text:style-name="P1">O maven é uma ferramenta utilizada para automação de tarefas de construção (build) de sistemas.</text:p>
      <text:p text:style-name="P1">4. Qual a diferença entre o Ant e Maven?</text:p>
      <text:p text:style-name="P1"><text:span text:style-name="T1">A diferença crucial é que com o maven você pode gerenciar as dependências da sua aplicação. Ele fica responsável por baixar bibliotecas que o seu projeto necessita, verificar se existe versões mais novas entre outras funcionalidades.</text:span><text:line-break/></text:p>
      <text:p text:style-name="P1">5. Em qual linguagem o Maven é escrito? (o que é necessário para ele funcionar?</text:p>
      <text:p text:style-name="P1">6. Qual a sequência de objetivos do Maven? Qual a finalidade de cada objetivo(goal)?</text:p>
      <text:p text:style-name="P1">7. Através de qual arquivo no maven são definidas dependências e plugins?</text:p>
      <text:p text:style-name="P3">POM</text:p>
      <text:p text:style-name="P1">8. Dê 8 exemplos de ferramentas utilizadas para integração contínua, explique a função de cada uma delas.</text:p>
      <text:p text:style-name="P1">9. O que faz um processo de integração contínua?</text:p>
      <text:p text:style-name="P1">10. Qual a diferença do Jenkins para o Hudson?</text:p>
      <text:p text:style-name="P1">11. O que é Jenkins?</text:p>
      <text:p text:style-name="P1">12. Há possibilidade de ampliar as funcionalidades do Jenkins? como?</text:p>
      <text:p text:style-name="P1">13. Porque um projeto de software deve utilizar uma ferramenta do tipo Jenkins?</text:p>
      <text:p text:style-name="P1">14. O que é log4J? para que serve?</text:p>
      <text:p text:style-name="P1">15. Qual a finalidade do arquivo log4j.properties?</text:p>
      <text:p text:style-name="P1">16. Qual padrão de projeto que está atrelado ao uso da ferramenta log4j nas classes java?</text:p>
      <text:p text:style-name="P1">17. Como deve ser incluída dependência da biblioteca log4j em um projeto Jav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21:47:32.395264917</meta:creation-date>
    <dc:date>2016-09-14T22:09:45.472383208</dc:date>
    <meta:editing-duration>PT1M31S</meta:editing-duration>
    <meta:editing-cycles>1</meta:editing-cycles>
    <meta:document-statistic meta:table-count="0" meta:image-count="0" meta:object-count="0" meta:page-count="1" meta:paragraph-count="23" meta:word-count="262" meta:character-count="1488" meta:non-whitespace-character-count="1246"/>
    <meta:generator>LibreOffice/5.1.4.2$Linux_X86_64 LibreOffice_project/10m0$Build-2</meta:generator>
  </office:meta>
</office:document-meta>
</file>